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adea" svg:font-family="Calade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06155" officeooo:paragraph-rsid="00106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adea" svg:font-family="Calade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-image-width="0cm" draw:fill-image-height="0cm"/>
      <style:paragraph-properties fo:margin-top="0.423cm" fo:margin-bottom="0.212cm" loext:contextual-spacing="false" fo:line-height="150%" style:page-number="auto" fo:keep-with-next="always">
        <style:tab-stops/>
      </style:paragraph-properties>
      <style:text-properties fo:text-transform="uppercase" style:font-name="Caladea" fo:font-family="Caladea" style:font-style-name="Norm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style:page-number="auto" style:shadow="none">
        <style:tab-stops/>
      </style:paragraph-properties>
      <style:text-properties style:font-name="Carlito" fo:font-family="Carlito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7:42:27.620297442</meta:creation-date>
    <dc:title>Defecto</dc:title>
    <meta:generator>LibreOffice/5.3.0.3$Linux_X86_64 LibreOffice_project/30m0$Build-3</meta:generator>
    <meta:editing-duration>PT23S</meta:editing-duration>
    <meta:editing-cycles>2</meta:editing-cycles>
    <meta:initial-creator>Lorenzo Carbonell Cerezo</meta:initial-creator>
    <dc:date>2017-02-21T17:42:49.950551923</dc:date>
    <dc:creator>Lorenzo Carbonell Cerezo</dc:cre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Defecto" xlink:href="../../.config/libreoffice/4/user/template/Correspondencia%20comercial/Defecto.ott" meta:date="2017-02-21T17:42:27.143530799"/>
  </office:meta>
</office:document-meta>
</file>